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25in" fo:border="0.5pt solid #efefef">
        <style:background-image/>
      </style:table-cell-properties>
    </style:style>
    <style:style style:name="Table1.B2" style:family="table-cell">
      <style:table-cell-properties style:vertical-align="" fo:padding="0.25in" fo:border="0.5pt solid #efefef"/>
    </style:style>
    <style:style style:name="Table1.C2" style:family="table-cell">
      <style:table-cell-properties style:vertical-align="" fo:padding="0.25in" fo:border="0.5pt solid #efefef"/>
    </style:style>
    <style:style style:name="Table1.B3" style:family="table-cell">
      <style:table-cell-properties style:vertical-align="" fo:padding="0.25in" fo:border="0.5pt solid #efefef"/>
    </style:style>
    <style:style style:name="Table1.C3" style:family="table-cell">
      <style:table-cell-properties style:vertical-align="" fo:padding="0.25in" fo:border="0.5pt solid #efefef"/>
    </style:style>
    <style:style style:name="Table1.B4" style:family="table-cell">
      <style:table-cell-properties style:vertical-align="" fo:padding="0.25in" fo:border="0.5pt solid #efefef"/>
    </style:style>
    <style:style style:name="Table1.C4" style:family="table-cell">
      <style:table-cell-properties style:vertical-align="" fo:padding="0.25in" fo:border="0.5pt solid #efefef"/>
    </style:style>
    <style:style style:name="Table1.B5" style:family="table-cell">
      <style:table-cell-properties style:vertical-align="" fo:padding="0.25in" fo:border="0.5pt solid #efefef"/>
    </style:style>
    <style:style style:name="Table1.C5" style:family="table-cell">
      <style:table-cell-properties style:vertical-align="" fo:padding="0.25in" fo:border="0.5pt solid #efefef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25in" fo:border="0.5pt solid #efefef">
        <style:background-image/>
      </style:table-cell-properties>
    </style:style>
    <style:style style:name="Table2.B2" style:family="table-cell">
      <style:table-cell-properties style:vertical-align="" fo:padding="0.25in" fo:border="0.5pt solid #efefef"/>
    </style:style>
    <style:style style:name="Table2.C2" style:family="table-cell">
      <style:table-cell-properties style:vertical-align="" fo:padding="0.25in" fo:border="0.5pt solid #efefef"/>
    </style:style>
    <style:style style:name="Table2.D2" style:family="table-cell">
      <style:table-cell-properties style:vertical-align="" fo:padding="0.25in" fo:border="0.5pt solid #efefef"/>
    </style:style>
    <style:style style:name="Table2.B3" style:family="table-cell">
      <style:table-cell-properties style:vertical-align="" fo:padding="0.25in" fo:border="0.5pt solid #efefef"/>
    </style:style>
    <style:style style:name="Table2.C3" style:family="table-cell">
      <style:table-cell-properties style:vertical-align="" fo:padding="0.25in" fo:border="0.5pt solid #efefef"/>
    </style:style>
    <style:style style:name="Table2.D3" style:family="table-cell">
      <style:table-cell-properties style:vertical-align="" fo:padding="0.25in" fo:border="0.5pt solid #efefef"/>
    </style:style>
    <style:style style:name="Table2.B4" style:family="table-cell">
      <style:table-cell-properties style:vertical-align="" fo:padding="0.25in" fo:border="0.5pt solid #efefef"/>
    </style:style>
    <style:style style:name="Table2.C4" style:family="table-cell">
      <style:table-cell-properties style:vertical-align="" fo:padding="0.25in" fo:border="0.5pt solid #efefef"/>
    </style:style>
    <style:style style:name="Table2.D4" style:family="table-cell">
      <style:table-cell-properties style:vertical-align="" fo:padding="0.25in" fo:border="0.5pt solid #efefef"/>
    </style:style>
    <style:style style:name="Table2.B5" style:family="table-cell">
      <style:table-cell-properties style:vertical-align="" fo:padding="0.25in" fo:border="0.5pt solid #efefef"/>
    </style:style>
    <style:style style:name="Table2.C5" style:family="table-cell">
      <style:table-cell-properties style:vertical-align="" fo:padding="0.25in" fo:border="0.5pt solid #efefef"/>
    </style:style>
    <style:style style:name="Table2.D5" style:family="table-cell">
      <style:table-cell-properties style:vertical-align="" fo:padding="0.25in" fo:border="0.5pt solid #efefef"/>
    </style:style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ize="18pt" style:font-name-asian="Montserrat1" style:font-size-asian="18pt" style:font-name-complex="Montserrat1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style:font-name="Montserrat Light" fo:font-size="18pt" style:font-name-asian="Montserrat Light1" style:font-size-asian="18pt" style:font-name-complex="Montserrat Light1" style:font-size-complex="18pt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Heading_20_2">
      <style:text-properties style:font-name="Montserrat SemiBold" style:font-name-asian="Montserrat SemiBold1" style:font-name-complex="Montserrat SemiBold1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master-page-name="Standard">
      <style:paragraph-properties style:page-number="1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fo:font-style="italic" fo:font-weight="bold" style:font-name-asian="Montserrat1" style:font-style-asian="italic" style:font-weight-asian="bold" style:font-name-complex="Montserrat1"/>
    </style:style>
    <style:style style:name="T4" style:family="text">
      <style:text-properties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style:text-underline-style="none" style:font-name-asian="Montserrat1" style:font-name-complex="Montserrat1"/>
    </style:style>
    <style:style style:name="T6" style:family="text">
      <style:text-properties style:font-name="Montserrat" style:text-underline-style="solid" style:text-underline-width="auto" style:text-underline-color="font-color" fo:font-weight="bold" style:font-name-asian="Montserrat1" style:font-weight-asian="bold" style:font-name-complex="Montserrat1"/>
    </style:style>
    <style:style style:name="T7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8" style:family="text">
      <style:text-properties style:font-name="Montserrat SemiBold" style:font-name-asian="Montserrat SemiBold1" style:font-name-complex="Montserrat SemiBold1"/>
    </style:style>
    <style:style style:name="T9" style:family="text">
      <style:text-properties style:font-name="Montserrat Medium" fo:font-size="12pt" style:font-name-asian="Montserrat Medium1" style:font-size-asian="12pt" style:font-name-complex="Montserrat Medium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4mspv0o99q81"/><text:span text:style-name="T1">Audit</text:span></text:p>
      <text:p text:style-name="Heading_20_2"><text:bookmark text:name="_d06gdov9ld9i"/><text:span text:style-name="T8">Audit Configuration</text:span></text:p>
      <text:p text:style-name="Standard"><text:span text:style-name="T2">All measurements collected via Lighthouse in an incognito window of Chrome v</text:span><text:span text:style-name="T3">[X]</text:span><text:span text:style-name="T2"> with </text:span><text:span text:style-name="T1">Mobile</text:span><text:span text:style-name="T2"> configuration (Category: Performance, Device: Mobile) on </text:span><text:span text:style-name="T3">[Y]</text:span><text:span text:style-name="T2">’s computer at the office (</text:span><text:span text:style-name="T3">[Z]</text:span><text:span text:style-name="T2">). </text:span></text:p>
      <text:p text:style-name="P1"/>
      <text:p text:style-name="Standard"><text:span text:style-name="T2">All unnecessary programs and processes were shut down to increase consistency and reliability of measurements.</text:span></text:p>
      <text:p text:style-name="P1"/>
      <text:p text:style-name="Standard"><text:span text:style-name="T2">Audited web property:</text:span></text:p>
      <text:list xml:id="list2402080975" text:style-name="WWNum1">
        <text:list-item>
          <text:p text:style-name="P6"><text:span text:style-name="T2">Home Page [The tested URL]</text:span></text:p>
        </text:list-item>
        <text:list-item>
          <text:p text:style-name="P6"><text:span text:style-name="T2">Detail Page [The tested URL]</text:span></text:p>
        </text:list-item>
      </text:list>
      <text:p text:style-name="P7"><text:bookmark text:name="_weovejddow09"/></text:p>
      <text:p text:style-name="P8"><text:bookmark text:name="_l0a79a88ws19"/><text:span text:style-name="T8">Baseline Audit</text:span></text:p>
      <text:p text:style-name="Standard"><text:span text:style-name="T2">The median of </text:span><text:span text:style-name="T3">[3/5</text:span><text:span text:style-name="T6">]</text:span><text:span text:style-name="T2"> samples is used for each audit.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9">Home Page</text:span></text:p>
          </table:table-cell>
          <table:table-cell table:style-name="Table1.A1" office:value-type="string">
            <text:p text:style-name="P4"><text:span text:style-name="T9">Detail Pag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First Contentful Paint (seconds)</text:span>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7">Largest Contentful Paint (seconds)</text:span>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7">Time to Interactive (seconds)</text:span>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7">Lighthouse Perf Score</text:span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p text:style-name="Heading_20_2"><text:bookmark text:name="_53seoq84kp68"/><text:span text:style-name="T8">Observations</text:span></text:p>
      <text:p text:style-name="Standard"><text:span text:style-name="T2">[Write down observations, interpretations and suggest solutions / improvements.]</text:span></text:p>
      <text:p text:style-name="P8"><text:bookmark text:name="_ubco2b3cjx07"/><text:span text:style-name="T8">Next Audit</text:span></text:p>
      <text:p text:style-name="Standard"><text:span text:style-name="T2">The median of </text:span><text:span text:style-name="T4">3/5 </text:span><text:span text:style-name="T2">samples is used for each audit.</text:span></text:p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4"><text:span text:style-name="T9">Home Page</text:span></text:p>
          </table:table-cell>
          <table:table-cell table:style-name="Table2.A1" office:value-type="string">
            <text:p text:style-name="P4"><text:span text:style-name="T9">Detail Page</text:span></text:p>
          </table:table-cell>
          <table:table-cell table:style-name="Table2.A1" office:value-type="string">
            <text:p text:style-name="P4"><text:span text:style-name="T9">Chang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7">FCP (seconds)</text:span>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<text:span text:style-name="T7">LCP (seconds)</text:span>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<text:span text:style-name="T7">TTI</text:span></text:p>
            <text:p text:style-name="P4"><text:span text:style-name="T7">(seconds)</text:span>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<text:span text:style-name="T7">Lighthouse Perf Score</text:span></text:p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</table:table-row>
      </table:table>
      <text:p text:style-name="Heading_20_2"><text:bookmark text:name="_yw3zco4tex9c"/><text:span text:style-name="T8">Observations</text:span></text:p>
      <text:p text:style-name="Standard"><text:span text:style-name="T2">[Write down observations, interpretations and suggest solutions / improvements.]</text:span></text:p>
      <text:p text:style-name="Heading_20_1"><text:bookmark text:name="_g5zx3q1wafy"/></text:p>
      <text:p text:style-name="P9"><text:bookmark text:name="_m0qx0ga8k937"/>…continue till satisfied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30" meta:word-count="140" meta:character-count="953" meta:non-whitespace-character-count="844"/>
    <meta:generator>LibreOfficeDev/6.0.5.2$Linux_X86_64 LibreOffice_project/</meta:generator>
  </office:meta>
</office:document-meta>
</file>